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796c0" officeooo:paragraph-rsid="000796c0"/>
    </style:style>
    <style:style style:name="T1" style:family="text">
      <style:text-properties officeooo:rsid="000796c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### <text:span text:style-name="T1">Bài tập về hàm.</text:span></text:p>
      <text:p text:style-name="Standard"/>
      <text:p text:style-name="P1">Bài 1:</text:p>
      <text:p text:style-name="P1">Viết hàm trả về tổng của 2 số.</text:p>
      <text:p text:style-name="P1"/>
      <text:p text:style-name="P1">Bài 2:</text:p>
      <text:p text:style-name="P1">Viết hàm trả về tổng 3 số dùng hàm tính tổng 2 số đã viết ở trên.</text:p>
      <text:p text:style-name="P1"/>
      <text:p text:style-name="P1">Bài 3:</text:p>
      <text:p text:style-name="P1">Viết hàm trả về tìm số lớn nhất của 2 số.</text:p>
      <text:p text:style-name="P1"/>
      <text:p text:style-name="P1">Bài 4: </text:p>
      <text:p text:style-name="P1">Viết hàm trả về tìm số nhỏ nhất của 2 số.</text:p>
      <text:p text:style-name="P1"/>
      <text:p text:style-name="P1">Bài 5:</text:p>
      <text:p text:style-name="P1">Viết hàm kiểm tra số nguyên tố.</text:p>
      <text:p text:style-name="P1"/>
      <text:p text:style-name="P1">Bài 6:</text:p>
      <text:p text:style-name="P1">Viết hàm kiểm tra số hoàn hảo.</text:p>
      <text:p text:style-name="P1"/>
      <text:p text:style-name="P1">Bài 7:</text:p>
      <text:p text:style-name="P1">Viết hàm trả về đảo ngược 1 số.</text:p>
      <text:p text:style-name="P1"/>
      <text:p text:style-name="P1">Bài 8:</text:p>
      <text:p text:style-name="P1">Viết hàm kiểm tra số đối xứng dùng hàm nghịch đảo đã viết ở trên.</text:p>
      <text:p text:style-name="P1"/>
      <text:p text:style-name="P1">Bài 9:</text:p>
      <text:p text:style-name="P1">Viết hàm tìm ngày tiếp theo.</text:p>
      <text:p text:style-name="P1"/>
      <text:p text:style-name="P1">Bài 10:</text:p>
      <text:p text:style-name="P1">Viết hàm tìm n ngày tiếp theo xử dụng hàm tìm ngày tiếp theo đã viết ở trên.</text:p>
      <text:p text:style-name="P1"/>
      <text:p text:style-name="P1">Bài 11:</text:p>
      <text:p text:style-name="P1">Viết hàm in ra 100 số fibonacci đầu tiên.</text:p>
      <text:p text:style-name="P1"/>
      <text:p text:style-name="P1">Bài 12:</text:p>
      <text:p text:style-name="P1">Viết hàm tích giai thừa của 1 số.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7T23:15:30.066589744</meta:creation-date>
    <dc:date>2019-03-17T23:31:28.412211678</dc:date>
    <meta:editing-duration>PT5M48S</meta:editing-duration>
    <meta:editing-cycles>1</meta:editing-cycles>
    <meta:document-statistic meta:table-count="0" meta:image-count="0" meta:object-count="0" meta:page-count="1" meta:paragraph-count="25" meta:word-count="154" meta:character-count="607" meta:non-whitespace-character-count="477"/>
    <meta:generator>LibreOffice/5.1.6.2$Linux_X86_64 LibreOffice_project/10m0$Build-2</meta:generator>
  </office:meta>
</office:document-meta>
</file>